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7.6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39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gr1" style:family="graphic">
      <style:graphic-properties draw:ole-draw-aspect="1"/>
    </style:style>
  </office:automatic-styles>
  <office:body>
    <office:spreadsheet>
      <table:table table:name="dat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6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Consumption at start up – devel version 0.0.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2" office:value-type="string">
            <text:p>time elapsed</text:p>
          </table:table-cell>
          <table:table-cell table:style-name="ce2" office:value-type="string">
            <text:p>power</text:p>
          </table:table-cell>
          <table:table-cell table:style-name="ce2" office:value-type="string">
            <text:p>Actions / Events</text:p>
          </table:table-cell>
          <table:table-cell table:number-columns-repeated="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1.493">
            <text:p>1,493</text:p>
          </table:table-cell>
          <table:table-cell table:number-columns-repeated="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float" office:value="1.492">
            <text:p>1,492</text:p>
          </table:table-cell>
          <table:table-cell table:number-columns-repeated="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float" office:value="1.492">
            <text:p>1,492</text:p>
          </table:table-cell>
          <table:table-cell table:number-columns-repeated="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float" office:value="1.493">
            <text:p>1,493</text:p>
          </table:table-cell>
          <table:table-cell table:number-columns-repeated="8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1.492">
            <text:p>1,492</text:p>
          </table:table-cell>
          <table:table-cell table:number-columns-repeated="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5" office:value-type="float" office:value="1.493">
            <text:p>1,493</text:p>
          </table:table-cell>
          <table:table-cell table:number-columns-repeated="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5" office:value-type="float" office:value="1.492">
            <text:p>1,492</text:p>
          </table:table-cell>
          <table:table-cell table:number-columns-repeated="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5" office:value-type="float" office:value="1.494">
            <text:p>1,494</text:p>
          </table:table-cell>
          <table:table-cell table:number-columns-repeated="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1.492">
            <text:p>1,492</text:p>
          </table:table-cell>
          <table:table-cell table:number-columns-repeated="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float" office:value="1.492">
            <text:p>1,492</text:p>
          </table:table-cell>
          <table:table-cell table:number-columns-repeated="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float" office:value="1.494">
            <text:p>1,494</text:p>
          </table:table-cell>
          <table:table-cell table:style-name="ce6" office:value-type="string">
            <text:p>Boot</text:p>
          </table:table-cell>
          <table:table-cell table:number-columns-repeated="7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float" office:value="10.35">
            <text:p>10,35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21.6">
            <text:p>21,6</text:p>
          </table:table-cell>
          <table:table-cell table:number-columns-repeated="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float" office:value="22.2">
            <text:p>22,2</text:p>
          </table:table-cell>
          <table:table-cell table:number-columns-repeated="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float" office:value="22.9">
            <text:p>22,9</text:p>
          </table:table-cell>
          <table:table-cell table:number-columns-repeated="8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5" office:value-type="float" office:value="21">
            <text:p>21</text:p>
          </table:table-cell>
          <table:table-cell table:number-columns-repeated="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21.4">
            <text:p>21,4</text:p>
          </table:table-cell>
          <table:table-cell table:number-columns-repeated="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float" office:value="20.9">
            <text:p>20,9</text:p>
          </table:table-cell>
          <table:table-cell table:number-columns-repeated="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float" office:value="20.8">
            <text:p>20,8</text:p>
          </table:table-cell>
          <table:table-cell table:number-columns-repeated="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5" office:value-type="float" office:value="22.7">
            <text:p>22,7</text:p>
          </table:table-cell>
          <table:table-cell table:number-columns-repeated="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18.95">
            <text:p>18,95</text:p>
          </table:table-cell>
          <table:table-cell table:number-columns-repeated="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5" office:value-type="float" office:value="16.42">
            <text:p>16,42</text:p>
          </table:table-cell>
          <table:table-cell table:number-columns-repeated="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5" office:value-type="float" office:value="16.42">
            <text:p>16,42</text:p>
          </table:table-cell>
          <table:table-cell table:number-columns-repeated="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5" office:value-type="float" office:value="12.21">
            <text:p>12,21</text:p>
          </table:table-cell>
          <table:table-cell table:number-columns-repeated="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15.84">
            <text:p>15,84</text:p>
          </table:table-cell>
          <table:table-cell table:number-columns-repeated="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5" office:value-type="float" office:value="15.22">
            <text:p>15,22</text:p>
          </table:table-cell>
          <table:table-cell table:number-columns-repeated="8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5" office:value-type="float" office:value="15.74">
            <text:p>15,74</text:p>
          </table:table-cell>
          <table:table-cell table:number-columns-repeated="8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5" office:value-type="float" office:value="15.56">
            <text:p>15,56</text:p>
          </table:table-cell>
          <table:table-cell table:number-columns-repeated="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17.12">
            <text:p>17,12</text:p>
          </table:table-cell>
          <table:table-cell table:number-columns-repeated="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5" office:value-type="float" office:value="16.64">
            <text:p>16,64</text:p>
          </table:table-cell>
          <table:table-cell table:number-columns-repeated="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float" office:value="15.22">
            <text:p>15,22</text:p>
          </table:table-cell>
          <table:table-cell table:number-columns-repeated="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5" office:value-type="float" office:value="15.38">
            <text:p>15,38</text:p>
          </table:table-cell>
          <table:table-cell table:number-columns-repeated="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15.02">
            <text:p>15,02</text:p>
          </table:table-cell>
          <table:table-cell table:number-columns-repeated="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float" office:value="15.18">
            <text:p>15,18</text:p>
          </table:table-cell>
          <table:table-cell table:number-columns-repeated="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5" office:value-type="float" office:value="15.03">
            <text:p>15,03</text:p>
          </table:table-cell>
          <table:table-cell table:number-columns-repeated="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5" office:value-type="float" office:value="14.67">
            <text:p>14,67</text:p>
          </table:table-cell>
          <table:table-cell table:number-columns-repeated="8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14.7">
            <text:p>14,7</text:p>
          </table:table-cell>
          <table:table-cell table:number-columns-repeated="8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5" office:value-type="float" office:value="15.81">
            <text:p>15,81</text:p>
          </table:table-cell>
          <table:table-cell table:number-columns-repeated="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5" office:value-type="float" office:value="15.86">
            <text:p>15,86</text:p>
          </table:table-cell>
          <table:table-cell table:number-columns-repeated="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5" office:value-type="float" office:value="15.82">
            <text:p>15,82</text:p>
          </table:table-cell>
          <table:table-cell table:number-columns-repeated="8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18.12">
            <text:p>18,12</text:p>
          </table:table-cell>
          <table:table-cell table:number-columns-repeated="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5" office:value-type="float" office:value="16.13">
            <text:p>16,13</text:p>
          </table:table-cell>
          <table:table-cell table:number-columns-repeated="8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5" office:value-type="float" office:value="11.82">
            <text:p>11,82</text:p>
          </table:table-cell>
          <table:table-cell table:number-columns-repeated="8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5" office:value-type="float" office:value="13.98">
            <text:p>13,98</text:p>
          </table:table-cell>
          <table:table-cell table:number-columns-repeated="8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14.58">
            <text:p>14,58</text:p>
          </table:table-cell>
          <table:table-cell table:number-columns-repeated="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5" office:value-type="float" office:value="15.43">
            <text:p>15,43</text:p>
          </table:table-cell>
          <table:table-cell table:number-columns-repeated="8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5" office:value-type="float" office:value="13.05">
            <text:p>13,05</text:p>
          </table:table-cell>
          <table:table-cell table:number-columns-repeated="8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5" office:value-type="float" office:value="12.85">
            <text:p>12,85</text:p>
          </table:table-cell>
          <table:table-cell table:style-name="ce6" office:value-type="string">
            <text:p>Login manger appears</text:p>
          </table:table-cell>
          <table:table-cell table:number-columns-repeated="7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5" office:value-type="float" office:value="13.06">
            <text:p>13,06</text:p>
          </table:table-cell>
          <table:table-cell table:number-columns-repeated="8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5" office:value-type="float" office:value="12.65">
            <text:p>12,65</text:p>
          </table:table-cell>
          <table:table-cell table:number-columns-repeated="8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5" office:value-type="float" office:value="12.67">
            <text:p>12,67</text:p>
          </table:table-cell>
          <table:table-cell table:number-columns-repeated="8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5" office:value-type="float" office:value="12.66">
            <text:p>12,66</text:p>
          </table:table-cell>
          <table:table-cell table:number-columns-repeated="8"/>
        </table:table-row>
        <table:table-row table:style-name="ro1">
          <table:table-cell table:style-name="ce3" office:value-type="float" office:value="53">
            <text:p>53</text:p>
          </table:table-cell>
          <table:table-cell table:style-name="ce5" office:value-type="float" office:value="13.31">
            <text:p>13,31</text:p>
          </table:table-cell>
          <table:table-cell table:number-columns-repeated="8"/>
        </table:table-row>
        <table:table-row table:style-name="ro1">
          <table:table-cell table:style-name="ce3" office:value-type="float" office:value="54">
            <text:p>54</text:p>
          </table:table-cell>
          <table:table-cell table:style-name="ce5" office:value-type="float" office:value="12.82">
            <text:p>12,82</text:p>
          </table:table-cell>
          <table:table-cell table:number-columns-repeated="8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5" office:value-type="float" office:value="13.63">
            <text:p>13,63</text:p>
          </table:table-cell>
          <table:table-cell table:number-columns-repeated="8"/>
        </table:table-row>
        <table:table-row table:style-name="ro1">
          <table:table-cell table:style-name="ce3" office:value-type="float" office:value="56">
            <text:p>56</text:p>
          </table:table-cell>
          <table:table-cell table:style-name="ce5" office:value-type="float" office:value="12.67">
            <text:p>12,67</text:p>
          </table:table-cell>
          <table:table-cell table:number-columns-repeated="8"/>
        </table:table-row>
        <table:table-row table:style-name="ro1">
          <table:table-cell table:style-name="ce3" office:value-type="float" office:value="57">
            <text:p>57</text:p>
          </table:table-cell>
          <table:table-cell table:style-name="ce5" office:value-type="float" office:value="12.65">
            <text:p>12,65</text:p>
          </table:table-cell>
          <table:table-cell table:number-columns-repeated="8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5" office:value-type="float" office:value="12.65">
            <text:p>12,65</text:p>
          </table:table-cell>
          <table:table-cell table:number-columns-repeated="8"/>
        </table:table-row>
        <table:table-row table:style-name="ro1">
          <table:table-cell table:style-name="ce3" office:value-type="float" office:value="59">
            <text:p>59</text:p>
          </table:table-cell>
          <table:table-cell table:style-name="ce5" office:value-type="float" office:value="12.65">
            <text:p>12,65</text:p>
          </table:table-cell>
          <table:table-cell table:number-columns-repeated="8"/>
        </table:table-row>
        <table:table-row table:style-name="ro1">
          <table:table-cell table:style-name="ce3" office:value-type="float" office:value="60">
            <text:p>60</text:p>
          </table:table-cell>
          <table:table-cell table:style-name="ce5" office:value-type="float" office:value="12.66">
            <text:p>12,66</text:p>
          </table:table-cell>
          <table:table-cell table:style-name="ce6" office:value-type="string">
            <text:p>Login as « tux »</text:p>
          </table:table-cell>
          <table:table-cell table:number-columns-repeated="7"/>
        </table:table-row>
        <table:table-row table:style-name="ro1">
          <table:table-cell table:style-name="ce3" office:value-type="float" office:value="61">
            <text:p>61</text:p>
          </table:table-cell>
          <table:table-cell table:style-name="ce5" office:value-type="float" office:value="12.66">
            <text:p>12,66</text:p>
          </table:table-cell>
          <table:table-cell table:number-columns-repeated="8"/>
        </table:table-row>
        <table:table-row table:style-name="ro1">
          <table:table-cell table:style-name="ce3" office:value-type="float" office:value="62">
            <text:p>62</text:p>
          </table:table-cell>
          <table:table-cell table:style-name="ce5" office:value-type="float" office:value="12.72">
            <text:p>12,72</text:p>
          </table:table-cell>
          <table:table-cell table:number-columns-repeated="8"/>
        </table:table-row>
        <table:table-row table:style-name="ro1">
          <table:table-cell table:style-name="ce3" office:value-type="float" office:value="63">
            <text:p>63</text:p>
          </table:table-cell>
          <table:table-cell table:style-name="ce5" office:value-type="float" office:value="13.16">
            <text:p>13,16</text:p>
          </table:table-cell>
          <table:table-cell table:number-columns-repeated="8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5" office:value-type="float" office:value="14.04">
            <text:p>14,04</text:p>
          </table:table-cell>
          <table:table-cell table:number-columns-repeated="8"/>
        </table:table-row>
        <table:table-row table:style-name="ro1">
          <table:table-cell table:style-name="ce3" office:value-type="float" office:value="65">
            <text:p>65</text:p>
          </table:table-cell>
          <table:table-cell table:style-name="ce5" office:value-type="float" office:value="16.03">
            <text:p>16,03</text:p>
          </table:table-cell>
          <table:table-cell table:number-columns-repeated="8"/>
        </table:table-row>
        <table:table-row table:style-name="ro1">
          <table:table-cell table:style-name="ce3" office:value-type="float" office:value="66">
            <text:p>66</text:p>
          </table:table-cell>
          <table:table-cell table:style-name="ce5" office:value-type="float" office:value="15.86">
            <text:p>15,86</text:p>
          </table:table-cell>
          <table:table-cell table:number-columns-repeated="8"/>
        </table:table-row>
        <table:table-row table:style-name="ro1">
          <table:table-cell table:style-name="ce3" office:value-type="float" office:value="67">
            <text:p>67</text:p>
          </table:table-cell>
          <table:table-cell table:style-name="ce5" office:value-type="float" office:value="16.08">
            <text:p>16,08</text:p>
          </table:table-cell>
          <table:table-cell table:number-columns-repeated="8"/>
        </table:table-row>
        <table:table-row table:style-name="ro1">
          <table:table-cell table:style-name="ce3" office:value-type="float" office:value="68">
            <text:p>68</text:p>
          </table:table-cell>
          <table:table-cell table:style-name="ce5" office:value-type="float" office:value="16.2">
            <text:p>16,2</text:p>
          </table:table-cell>
          <table:table-cell table:number-columns-repeated="8"/>
        </table:table-row>
        <table:table-row table:style-name="ro1">
          <table:table-cell table:style-name="ce3" office:value-type="float" office:value="69">
            <text:p>69</text:p>
          </table:table-cell>
          <table:table-cell table:style-name="ce5" office:value-type="float" office:value="15.14">
            <text:p>15,14</text:p>
          </table:table-cell>
          <table:table-cell table:number-columns-repeated="8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5" office:value-type="float" office:value="13.07">
            <text:p>13,07</text:p>
          </table:table-cell>
          <table:table-cell table:style-name="ce6" office:value-type="string">
            <text:p>Graphical environment loaded for user « tux »</text:p>
          </table:table-cell>
          <table:table-cell table:number-columns-repeated="7"/>
        </table:table-row>
        <table:table-row table:style-name="ro1">
          <table:table-cell table:style-name="ce3" office:value-type="float" office:value="71">
            <text:p>71</text:p>
          </table:table-cell>
          <table:table-cell table:style-name="ce5" office:value-type="float" office:value="13.08">
            <text:p>13,08</text:p>
          </table:table-cell>
          <table:table-cell table:number-columns-repeated="8"/>
        </table:table-row>
        <table:table-row table:style-name="ro1">
          <table:table-cell table:style-name="ce3" office:value-type="float" office:value="72">
            <text:p>72</text:p>
          </table:table-cell>
          <table:table-cell table:style-name="ce5" office:value-type="float" office:value="13.08">
            <text:p>13,08</text:p>
          </table:table-cell>
          <table:table-cell table:number-columns-repeated="8"/>
        </table:table-row>
        <table:table-row table:style-name="ro1">
          <table:table-cell table:style-name="ce3" office:value-type="float" office:value="73">
            <text:p>73</text:p>
          </table:table-cell>
          <table:table-cell table:style-name="ce5" office:value-type="float" office:value="13.05">
            <text:p>13,05</text:p>
          </table:table-cell>
          <table:table-cell table:number-columns-repeated="8"/>
        </table:table-row>
        <table:table-row table:style-name="ro1">
          <table:table-cell table:style-name="ce3" office:value-type="float" office:value="74">
            <text:p>74</text:p>
          </table:table-cell>
          <table:table-cell table:style-name="ce5" office:value-type="float" office:value="13.35">
            <text:p>13,35</text:p>
          </table:table-cell>
          <table:table-cell table:number-columns-repeated="8"/>
        </table:table-row>
        <table:table-row table:style-name="ro1">
          <table:table-cell table:style-name="ce3" office:value-type="float" office:value="75">
            <text:p>75</text:p>
          </table:table-cell>
          <table:table-cell table:style-name="ce5" office:value-type="float" office:value="13.03">
            <text:p>13,03</text:p>
          </table:table-cell>
          <table:table-cell table:number-columns-repeated="8"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5" office:value-type="float" office:value="13.44">
            <text:p>13,44</text:p>
          </table:table-cell>
          <table:table-cell table:number-columns-repeated="8"/>
        </table:table-row>
        <table:table-row table:style-name="ro1">
          <table:table-cell table:style-name="ce3" office:value-type="float" office:value="77">
            <text:p>77</text:p>
          </table:table-cell>
          <table:table-cell table:style-name="ce5" office:value-type="float" office:value="12.61">
            <text:p>12,61</text:p>
          </table:table-cell>
          <table:table-cell table:number-columns-repeated="8"/>
        </table:table-row>
        <table:table-row table:style-name="ro1">
          <table:table-cell table:style-name="ce3" office:value-type="float" office:value="78">
            <text:p>78</text:p>
          </table:table-cell>
          <table:table-cell table:style-name="ce5" office:value-type="float" office:value="12.61">
            <text:p>12,61</text:p>
          </table:table-cell>
          <table:table-cell table:number-columns-repeated="8"/>
        </table:table-row>
        <table:table-row table:style-name="ro1">
          <table:table-cell table:style-name="ce3" office:value-type="float" office:value="79">
            <text:p>79</text:p>
          </table:table-cell>
          <table:table-cell table:style-name="ce5" office:value-type="float" office:value="12.6">
            <text:p>12,6</text:p>
          </table:table-cell>
          <table:table-cell table:number-columns-repeated="8"/>
        </table:table-row>
        <table:table-row table:style-name="ro1">
          <table:table-cell table:style-name="ce3" office:value-type="float" office:value="80">
            <text:p>80</text:p>
          </table:table-cell>
          <table:table-cell table:style-name="ce5" office:value-type="float" office:value="12.62">
            <text:p>12,62</text:p>
          </table:table-cell>
          <table:table-cell table:number-columns-repeated="8"/>
        </table:table-row>
        <table:table-row table:style-name="ro1">
          <table:table-cell table:style-name="ce3" office:value-type="float" office:value="81">
            <text:p>81</text:p>
          </table:table-cell>
          <table:table-cell table:style-name="ce5" office:value-type="float" office:value="12.8">
            <text:p>12,8</text:p>
          </table:table-cell>
          <table:table-cell table:number-columns-repeated="8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5" office:value-type="float" office:value="12.61">
            <text:p>12,61</text:p>
          </table:table-cell>
          <table:table-cell table:number-columns-repeated="8"/>
        </table:table-row>
        <table:table-row table:style-name="ro1">
          <table:table-cell table:style-name="ce3" office:value-type="float" office:value="83">
            <text:p>83</text:p>
          </table:table-cell>
          <table:table-cell table:style-name="ce5" office:value-type="float" office:value="12.62">
            <text:p>12,62</text:p>
          </table:table-cell>
          <table:table-cell table:number-columns-repeated="8"/>
        </table:table-row>
        <table:table-row table:style-name="ro1">
          <table:table-cell table:style-name="ce3" office:value-type="float" office:value="84">
            <text:p>84</text:p>
          </table:table-cell>
          <table:table-cell table:style-name="ce5" office:value-type="float" office:value="12.61">
            <text:p>12,61</text:p>
          </table:table-cell>
          <table:table-cell table:number-columns-repeated="8"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5" office:value-type="float" office:value="12.6">
            <text:p>12,6</text:p>
          </table:table-cell>
          <table:table-cell table:number-columns-repeated="8"/>
        </table:table-row>
        <table:table-row table:style-name="ro1">
          <table:table-cell table:style-name="ce3" office:value-type="float" office:value="86">
            <text:p>86</text:p>
          </table:table-cell>
          <table:table-cell table:style-name="ce5" office:value-type="float" office:value="12.61">
            <text:p>12,61</text:p>
          </table:table-cell>
          <table:table-cell table:number-columns-repeated="8"/>
        </table:table-row>
        <table:table-row table:style-name="ro1">
          <table:table-cell table:style-name="ce3" office:value-type="float" office:value="87">
            <text:p>87</text:p>
          </table:table-cell>
          <table:table-cell table:style-name="ce5" office:value-type="float" office:value="12.6">
            <text:p>12,6</text:p>
          </table:table-cell>
          <table:table-cell table:number-columns-repeated="8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5" office:value-type="float" office:value="12.6">
            <text:p>12,6</text:p>
          </table:table-cell>
          <table:table-cell table:number-columns-repeated="8"/>
        </table:table-row>
        <table:table-row table:style-name="ro1">
          <table:table-cell table:style-name="ce3" office:value-type="float" office:value="89">
            <text:p>89</text:p>
          </table:table-cell>
          <table:table-cell table:style-name="ce5" office:value-type="float" office:value="12.61">
            <text:p>12,61</text:p>
          </table:table-cell>
          <table:table-cell table:number-columns-repeated="8"/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5" office:value-type="float" office:value="12.61">
            <text:p>12,61</text:p>
          </table:table-cell>
          <table:table-cell table:number-columns-repeated="8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5" office:value-type="float" office:value="12.6">
            <text:p>12,6</text:p>
          </table:table-cell>
          <table:table-cell table:number-columns-repeated="8"/>
        </table:table-row>
        <table:table-row table:style-name="ro1">
          <table:table-cell table:style-name="ce3" office:value-type="float" office:value="92">
            <text:p>92</text:p>
          </table:table-cell>
          <table:table-cell table:style-name="ce5" office:value-type="float" office:value="12.6">
            <text:p>12,6</text:p>
          </table:table-cell>
          <table:table-cell table:number-columns-repeated="8"/>
        </table:table-row>
        <table:table-row table:style-name="ro1">
          <table:table-cell table:style-name="ce3" office:value-type="float" office:value="93">
            <text:p>93</text:p>
          </table:table-cell>
          <table:table-cell table:style-name="ce5" office:value-type="float" office:value="12.61">
            <text:p>12,61</text:p>
          </table:table-cell>
          <table:table-cell table:number-columns-repeated="8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5" office:value-type="float" office:value="12.61">
            <text:p>12,61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3" office:value-type="float" office:value="95">
            <text:p>95</text:p>
          </table:table-cell>
          <table:table-cell table:style-name="ce5" office:value-type="float" office:value="12.61">
            <text:p>12,61</text:p>
          </table:table-cell>
          <table:table-cell table:style-name="ce6" office:value-type="string">
            <text:p>Closing the screen</text:p>
          </table:table-cell>
          <table:table-cell table:number-columns-repeated="7"/>
        </table:table-row>
        <table:table-row table:style-name="ro1">
          <table:table-cell table:style-name="ce3" office:value-type="float" office:value="96">
            <text:p>96</text:p>
          </table:table-cell>
          <table:table-cell table:style-name="ce5" office:value-type="float" office:value="13.11">
            <text:p>13,11</text:p>
          </table:table-cell>
          <table:table-cell table:number-columns-repeated="8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5" office:value-type="float" office:value="12.02">
            <text:p>12,02</text:p>
          </table:table-cell>
          <table:table-cell table:number-columns-repeated="8"/>
        </table:table-row>
        <table:table-row table:style-name="ro1">
          <table:table-cell table:style-name="ce3" office:value-type="float" office:value="98">
            <text:p>98</text:p>
          </table:table-cell>
          <table:table-cell table:style-name="ce5" office:value-type="float" office:value="4.79">
            <text:p>4,79</text:p>
          </table:table-cell>
          <table:table-cell table:number-columns-repeated="8"/>
        </table:table-row>
        <table:table-row table:style-name="ro1">
          <table:table-cell table:style-name="ce3" office:value-type="float" office:value="99">
            <text:p>99</text:p>
          </table:table-cell>
          <table:table-cell table:style-name="ce5" office:value-type="float" office:value="1.845">
            <text:p>1,845</text:p>
          </table:table-cell>
          <table:table-cell table:number-columns-repeated="8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5" office:value-type="float" office:value="1.841">
            <text:p>1,841</text:p>
          </table:table-cell>
          <table:table-cell table:number-columns-repeated="8"/>
        </table:table-row>
        <table:table-row table:style-name="ro1">
          <table:table-cell table:style-name="ce3" office:value-type="float" office:value="101">
            <text:p>101</text:p>
          </table:table-cell>
          <table:table-cell table:style-name="ce5" office:value-type="float" office:value="1.837">
            <text:p>1,837</text:p>
          </table:table-cell>
          <table:table-cell table:number-columns-repeated="8"/>
        </table:table-row>
        <table:table-row table:style-name="ro1">
          <table:table-cell table:style-name="ce3" office:value-type="float" office:value="102">
            <text:p>102</text:p>
          </table:table-cell>
          <table:table-cell table:style-name="ce5" office:value-type="float" office:value="1.839">
            <text:p>1,839</text:p>
          </table:table-cell>
          <table:table-cell table:number-columns-repeated="8"/>
        </table:table-row>
        <table:table-row table:style-name="ro1">
          <table:table-cell table:style-name="ce3" office:value-type="float" office:value="103">
            <text:p>103</text:p>
          </table:table-cell>
          <table:table-cell table:style-name="ce5" office:value-type="float" office:value="1.837">
            <text:p>1,837</text:p>
          </table:table-cell>
          <table:table-cell table:number-columns-repeated="8"/>
        </table:table-row>
        <table:table-row table:style-name="ro1">
          <table:table-cell table:style-name="ce3" office:value-type="float" office:value="104">
            <text:p>104</text:p>
          </table:table-cell>
          <table:table-cell table:style-name="ce5" office:value-type="float" office:value="1.836">
            <text:p>1,836</text:p>
          </table:table-cell>
          <table:table-cell table:number-columns-repeated="8"/>
        </table:table-row>
        <table:table-row table:style-name="ro1">
          <table:table-cell table:style-name="ce3" office:value-type="float" office:value="105">
            <text:p>105</text:p>
          </table:table-cell>
          <table:table-cell table:style-name="ce5" office:value-type="float" office:value="1.84">
            <text:p>1,84</text:p>
          </table:table-cell>
          <table:table-cell table:number-columns-repeated="8"/>
        </table:table-row>
        <table:table-row table:style-name="ro1">
          <table:table-cell table:style-name="ce3" office:value-type="float" office:value="106">
            <text:p>106</text:p>
          </table:table-cell>
          <table:table-cell table:style-name="ce5" office:value-type="float" office:value="1.837">
            <text:p>1,837</text:p>
          </table:table-cell>
          <table:table-cell table:number-columns-repeated="8"/>
        </table:table-row>
        <table:table-row table:style-name="ro1">
          <table:table-cell table:style-name="ce3" office:value-type="float" office:value="107">
            <text:p>107</text:p>
          </table:table-cell>
          <table:table-cell table:style-name="ce5" office:value-type="float" office:value="1.835">
            <text:p>1,835</text:p>
          </table:table-cell>
          <table:table-cell table:number-columns-repeated="8"/>
        </table:table-row>
        <table:table-row table:style-name="ro1">
          <table:table-cell table:style-name="ce3" office:value-type="float" office:value="108">
            <text:p>108</text:p>
          </table:table-cell>
          <table:table-cell table:style-name="ce5" office:value-type="float" office:value="1.84">
            <text:p>1,84</text:p>
          </table:table-cell>
          <table:table-cell table:number-columns-repeated="8"/>
        </table:table-row>
        <table:table-row table:style-name="ro1">
          <table:table-cell table:style-name="ce3" office:value-type="float" office:value="109">
            <text:p>109</text:p>
          </table:table-cell>
          <table:table-cell table:style-name="ce5" office:value-type="float" office:value="1.834">
            <text:p>1,834</text:p>
          </table:table-cell>
          <table:table-cell table:number-columns-repeated="8"/>
        </table:table-row>
        <table:table-row table:style-name="ro1">
          <table:table-cell table:style-name="ce3" office:value-type="float" office:value="110">
            <text:p>110</text:p>
          </table:table-cell>
          <table:table-cell table:style-name="ce5" office:value-type="float" office:value="1.835">
            <text:p>1,835</text:p>
          </table:table-cell>
          <table:table-cell table:number-columns-repeated="8"/>
        </table:table-row>
        <table:table-row table:style-name="ro1">
          <table:table-cell table:style-name="ce3" office:value-type="float" office:value="111">
            <text:p>111</text:p>
          </table:table-cell>
          <table:table-cell table:style-name="ce5" office:value-type="float" office:value="1.839">
            <text:p>1,839</text:p>
          </table:table-cell>
          <table:table-cell table:number-columns-repeated="8"/>
        </table:table-row>
        <table:table-row table:style-name="ro1">
          <table:table-cell table:style-name="ce3" office:value-type="float" office:value="112">
            <text:p>112</text:p>
          </table:table-cell>
          <table:table-cell table:style-name="ce5" office:value-type="float" office:value="1.835">
            <text:p>1,835</text:p>
          </table:table-cell>
          <table:table-cell table:number-columns-repeated="8"/>
        </table:table-row>
        <table:table-row table:style-name="ro1">
          <table:table-cell table:style-name="ce3" office:value-type="float" office:value="113">
            <text:p>113</text:p>
          </table:table-cell>
          <table:table-cell table:style-name="ce5" office:value-type="float" office:value="1.835">
            <text:p>1,835</text:p>
          </table:table-cell>
          <table:table-cell table:number-columns-repeated="8"/>
        </table:table-row>
        <table:table-row table:style-name="ro1">
          <table:table-cell table:style-name="ce3" office:value-type="float" office:value="114">
            <text:p>114</text:p>
          </table:table-cell>
          <table:table-cell table:style-name="ce5" office:value-type="float" office:value="1.839">
            <text:p>1,839</text:p>
          </table:table-cell>
          <table:table-cell table:number-columns-repeated="8"/>
        </table:table-row>
        <table:table-row table:style-name="ro1">
          <table:table-cell table:style-name="ce3" office:value-type="float" office:value="115">
            <text:p>115</text:p>
          </table:table-cell>
          <table:table-cell table:style-name="ce5" office:value-type="float" office:value="1.834">
            <text:p>1,834</text:p>
          </table:table-cell>
          <table:table-cell table:number-columns-repeated="8"/>
        </table:table-row>
        <table:table-row table:style-name="ro1">
          <table:table-cell table:style-name="ce3" office:value-type="float" office:value="116">
            <text:p>116</text:p>
          </table:table-cell>
          <table:table-cell table:style-name="ce5" office:value-type="float" office:value="1.835">
            <text:p>1,835</text:p>
          </table:table-cell>
          <table:table-cell table:number-columns-repeated="8"/>
        </table:table-row>
        <table:table-row table:style-name="ro1">
          <table:table-cell table:style-name="ce3" office:value-type="float" office:value="117">
            <text:p>117</text:p>
          </table:table-cell>
          <table:table-cell table:style-name="ce5" office:value-type="float" office:value="1.84">
            <text:p>1,84</text:p>
          </table:table-cell>
          <table:table-cell table:number-columns-repeated="8"/>
        </table:table-row>
        <table:table-row table:style-name="ro1">
          <table:table-cell table:style-name="ce3" office:value-type="float" office:value="118">
            <text:p>118</text:p>
          </table:table-cell>
          <table:table-cell table:style-name="ce5" office:value-type="float" office:value="1.836">
            <text:p>1,836</text:p>
          </table:table-cell>
          <table:table-cell table:number-columns-repeated="8"/>
        </table:table-row>
        <table:table-row table:style-name="ro1">
          <table:table-cell table:style-name="ce3" office:value-type="float" office:value="119">
            <text:p>119</text:p>
          </table:table-cell>
          <table:table-cell table:style-name="ce5" office:value-type="float" office:value="1.836">
            <text:p>1,836</text:p>
          </table:table-cell>
          <table:table-cell table:number-columns-repeated="8"/>
        </table:table-row>
        <table:table-row table:style-name="ro1">
          <table:table-cell table:style-name="ce3" office:value-type="float" office:value="120">
            <text:p>120</text:p>
          </table:table-cell>
          <table:table-cell table:style-name="ce5" office:value-type="float" office:value="1.838">
            <text:p>1,838</text:p>
          </table:table-cell>
          <table:table-cell table:number-columns-repeated="8"/>
        </table:table-row>
        <table:table-row table:style-name="ro1">
          <table:table-cell table:style-name="ce3" office:value-type="float" office:value="121">
            <text:p>121</text:p>
          </table:table-cell>
          <table:table-cell table:style-name="ce5" office:value-type="float" office:value="1.834">
            <text:p>1,834</text:p>
          </table:table-cell>
          <table:table-cell table:number-columns-repeated="8"/>
        </table:table-row>
        <table:table-row table:style-name="ro1" table:number-rows-repeated="10484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hart" table:style-name="ta1">
        <table:shapes>
          <draw:frame draw:z-index="0" draw:style-name="gr1" svg:width="34.792cm" svg:height="12.539cm" svg:x="0cm" svg:y="0.001cm">
            <draw:object draw:notify-on-update-of-ranges="data.B2:data.B2 data.B3:data.B1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8T15:49:45</dc:date>
    <meta:generator>LibreOffice/3.5$Linux_X86_64 LibreOffice_project/350m1$Build-2</meta:generator>
    <meta:editing-duration>PT51M53S</meta:editing-duration>
    <meta:editing-cycles>17</meta:editing-cycles>
    <meta:document-statistic meta:table-count="2" meta:cell-count="2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23.5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svg:stroke-width="0.05cm" svg:stroke-color="#ff0000" draw:marker-start="Arrow" draw:marker-start-width="0.28cm" draw:marker-end-width="0.28cm" draw:textarea-horizontal-align="right" draw:textarea-vertical-align="bottom" fo:padding-top="0.025cm" fo:padding-bottom="0.025cm" fo:padding-left="0.025cm" fo:padding-right="0.025cm"/>
    </style:style>
    <style:style style:name="gr2" style:family="graphic">
      <style:graphic-properties svg:stroke-width="0.05cm" svg:stroke-color="#ff0000" draw:marker-start="Arrow" draw:marker-start-width="0.28cm" draw:marker-end-width="0.28cm" draw:textarea-horizontal-align="right" draw:textarea-vertical-align="bottom" fo:padding-top="0.025cm" fo:padding-bottom="0.03cm" fo:padding-left="0.025cm" fo:padding-right="0.025cm"/>
    </style:style>
    <style:style style:name="gr3" style:family="graphic">
      <style:graphic-properties svg:stroke-width="0.05cm" svg:stroke-color="#ff0000" draw:marker-start="Arrow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  <style:text-properties style:font-size-asian="24pt" style:font-size-complex="24pt"/>
    </style:style>
    <style:style style:name="P2" style:family="paragraph">
      <style:paragraph-properties fo:text-align="center"/>
      <style:text-properties fo:font-family="Arial" style:font-style-name="Regular" style:font-family-generic="swiss" style:font-pitch="variable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Arial" style:font-family-generic="swiss" style:font-pitch="variable" fo:font-size="12pt"/>
    </style:style>
    <style:style style:name="P5" style:family="paragraph">
      <style:paragraph-properties fo:text-align="center"/>
      <style:text-properties fo:font-family="Arial" style:font-style-name="Regular" style:font-family-generic="swiss" style:font-pitch="variable" fo:font-size="24pt" style:font-size-asian="24pt" style:font-size-complex="24pt"/>
    </style:style>
    <style:style style:name="T1" style:family="text">
      <style:text-properties fo:font-family="Arial" style:font-style-name="Regular" style:font-family-generic="swiss" style:font-pitch="variable" style:font-size-asian="24pt" style:font-size-complex="24pt"/>
    </style:style>
    <style:style style:name="T2" style:family="text">
      <style:text-properties fo:font-family="Arial" style:font-family-generic="swiss" style:font-pitch="variable" fo:font-size="12pt"/>
    </style:style>
    <style:style style:name="T3" style:family="text">
      <style:text-properties fo:font-family="Arial" style:font-style-name="Regular" style:font-family-generic="swiss" style:font-pitch="variable" fo:font-size="12pt" style:font-size-asian="24pt" style:font-size-complex="24pt"/>
    </style:style>
  </office:automatic-styles>
  <office:body>
    <office:chart>
      <chart:chart svg:width="34.793cm" svg:height="12.54cm" xlink:href=".." xlink:type="simple" chart:class="chart:line" chart:style-name="ch1">
        <chart:title svg:x="12.034cm" svg:y="0.386cm" chart:style-name="ch2">
          <text:p>Power consumption at differents states of the system</text:p>
        </chart:title>
        <chart:plot-area chart:style-name="ch3" table:cell-range-address="data.B2:data.B123" chart:data-source-has-labels="row" svg:x="1.706cm" svg:y="1.913cm" svg:width="31.696cm" svg:height="9.393cm">
          <chartooo:coordinate-region svg:x="2.327cm" svg:y="1.913cm" svg:width="30.876cm" svg:height="8.587cm"/>
          <chart:axis chart:dimension="x" chart:name="primary-x" chart:style-name="ch4">
            <chart:title svg:x="15.764cm" svg:y="11.556cm" chart:style-name="ch5">
              <text:p>Time elapsed (seconds)</text:p>
            </chart:title>
          </chart:axis>
          <chart:axis chart:dimension="y" chart:name="primary-y" chart:style-name="ch6">
            <chart:title svg:x="0.451cm" svg:y="8.386cm" chart:style-name="ch7">
              <text:p>Power consumed (Watt)</text:p>
            </chart:title>
            <chart:grid chart:style-name="ch8" chart:class="major"/>
          </chart:axis>
          <chart:series chart:style-name="ch9" chart:values-cell-range-address="data.B3:data.B123" chart:label-cell-address="data.B2:data.B2" chart:class="chart:line">
            <chart:data-point chart:repeated="121"/>
          </chart:series>
          <chart:wall chart:style-name="ch10"/>
          <chart:floor chart:style-name="ch11"/>
        </chart:plot-area>
        <draw:line draw:style-name="gr1" draw:text-style-name="P2" svg:x1="4.857cm" svg:y1="9.638cm" svg:x2="4.857cm" svg:y2="1.913cm">
          <text:p text:style-name="P1"><text:span text:style-name="T1">Boot</text:span></text:p>
        </draw:line>
        <draw:line draw:style-name="gr2" draw:text-style-name="P4" svg:x1="14.433cm" svg:y1="5.672cm" svg:x2="14.433cm" svg:y2="1.913cm">
          <text:p text:style-name="P3"><text:span text:style-name="T2">Login manager</text:span></text:p>
        </draw:line>
        <draw:line draw:style-name="gr1" draw:text-style-name="P5" svg:x1="17.616cm" svg:y1="5.778cm" svg:x2="17.616cm" svg:y2="1.913cm">
          <text:p text:style-name="P3"><text:span text:style-name="T3">Login as "tux"</text:span></text:p>
        </draw:line>
        <draw:line draw:style-name="gr3" draw:text-style-name="P5" svg:x1="20.087cm" svg:y1="5.458cm" svg:x2="20.087cm" svg:y2="1.913cm">
          <text:p text:style-name="P3"><text:span text:style-name="T3">Graphical</text:span></text:p>
          <text:p text:style-name="P3"><text:span text:style-name="T3">environment loaded</text:span></text:p>
        </draw:line>
        <draw:line draw:style-name="gr1" draw:text-style-name="P5" svg:x1="26.469cm" svg:y1="5.765cm" svg:x2="26.469cm" svg:y2="1.913cm">
          <text:p text:style-name="P3"><text:span text:style-name="T3">Closing the screen</text:span></text:p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</text:p>
                <draw:g>
                  <svg:desc>data.B2:data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93">
                <text:p>1.493</text:p>
                <draw:g>
                  <svg:desc>data.B3:data.B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93">
                <text:p>1.4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93">
                <text:p>1.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38">
                <text:p>15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13">
                <text:p>16.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98">
                <text:p>13.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67">
                <text:p>12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31">
                <text:p>13.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67">
                <text:p>12.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07">
                <text:p>13.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11">
                <text:p>13.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845">
                <text:p>1.8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41">
                <text:p>1.8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837">
                <text:p>1.8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839">
                <text:p>1.8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837">
                <text:p>1.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836">
                <text:p>1.8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837">
                <text:p>1.8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835">
                <text:p>1.8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834">
                <text:p>1.8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35">
                <text:p>1.8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39">
                <text:p>1.8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35">
                <text:p>1.8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35">
                <text:p>1.8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39">
                <text:p>1.8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34">
                <text:p>1.8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835">
                <text:p>1.8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36">
                <text:p>1.8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36">
                <text:p>1.8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38">
                <text:p>1.8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34">
                <text:p>1.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marker draw:name="Arrow" svg:viewBox="0 0 20 30" svg:d="m10 0-10 30h20z"/>
  </office:styles>
</office:document-styles>
</file>